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Monospac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Zeit</text:p>
          </table:table-cell>
          <table:table-cell office:value-type="string" calcext:value-type="string">
            <text:p>Am Score</text:p>
          </table:table-cell>
          <table:table-cell office:value-type="string" calcext:value-type="string">
            <text:p>Pruning Threshold</text:p>
          </table:table-cell>
          <table:table-cell/>
          <table:table-cell table:style-name="Default" office:value-type="string" calcext:value-type="string">
            <text:p>Settings</text:p>
          </table:table-cell>
          <table:table-cell office:value-type="string" calcext:value-type="string">
            <text:p>Mixture + max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30.57" calcext:value-type="float">
            <text:p>30.5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2"/>"tdp-loop": 2.0,</text:p>
          </table:table-cell>
          <table:table-cell/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28.08" calcext:value-type="float">
            <text:p>28.0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<text:s text:c="2"/>"tdp-forward": 0.0,</text:p>
          </table:table-cell>
          <table:table-cell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27.89" calcext:value-type="float">
            <text:p>27.8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<text:s text:c="2"/>"tdp-skip": 10.0,</text:p>
          </table:table-cell>
          <table:table-cell/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27.94" calcext:value-type="float">
            <text:p>27.94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float" office:value="2.57" calcext:value-type="float">
            <text:p>2.57</text:p>
          </table:table-cell>
          <table:table-cell office:value-type="float" office:value="27.97" calcext:value-type="float">
            <text:p>27.97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<text:s text:c="2"/>"min-obs": <text:s text:c="7"/>1,</text:p>
          </table:table-cell>
          <table:table-cell/>
        </table:table-row>
        <table:table-row table:style-name="ro1">
          <table:table-cell office:value-type="float" office:value="3.95" calcext:value-type="float">
            <text:p>3.95</text:p>
          </table:table-cell>
          <table:table-cell office:value-type="float" office:value="27.52" calcext:value-type="float">
            <text:p>27.52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<text:s text:c="2"/>"num-splits": <text:s text:c="4"/>3,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 text:c="2"/>"num-aligns": <text:s text:c="4"/>2,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 text:c="2"/>"num-estimates": <text:s/>10,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 text:c="2"/>"num-max-aligns": 1,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4T04:05:04.313866137</meta:creation-date>
    <dc:date>2016-11-24T04:09:38.371389291</dc:date>
    <meta:editing-duration>PT4M34S</meta:editing-duration>
    <meta:editing-cycles>1</meta:editing-cycles>
    <meta:document-statistic meta:table-count="1" meta:cell-count="31" meta:object-count="0"/>
    <meta:generator>LibreOffice/4.3.3.2$Linux_X86_64 LibreOffice_project/430m0$Build-2</meta:generator>
  </office:meta>
</office:document-meta>
</file>